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 [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% U</text:p>
          </table:table-cell>
          <table:table-cell office:value-type="string" calcext:value-type="string">
            <text:p>% I</text:p>
          </table:table-cell>
          <table:table-cell table:number-columns-repeated="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" table:formula="of:=((0.001/[.A2])*100)+0.5" office:value-type="string" office:string-value="#DIV/0!" calcext:value-type="error">
            <text:p>#DIV/0!</text:p>
          </table:table-cell>
          <table:table-cell table:style-name="ce1" table:formula="of:=((0.01/[.B2])*100)+0.8" office:value-type="string" office:string-value="#DIV/0!" calcext:value-type="error">
            <text:p>#DIV/0!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016" calcext:value-type="float">
            <text:p>0.2016</text:p>
          </table:table-cell>
          <table:table-cell office:value-type="float" office:value="0.5" calcext:value-type="float">
            <text:p>0.5</text:p>
          </table:table-cell>
          <table:table-cell table:style-name="ce1" table:formula="of:=((0.001/[.A3])*100)+0.5" office:value-type="float" office:value="0.996031746031746" calcext:value-type="float">
            <text:p>0.996</text:p>
          </table:table-cell>
          <table:table-cell table:style-name="ce1" table:formula="of:=((0.01/[.B3])*100)+0.8" office:value-type="float" office:value="2.8" calcext:value-type="float">
            <text:p>2.8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323" calcext:value-type="float">
            <text:p>0.2323</text:p>
          </table:table-cell>
          <table:table-cell office:value-type="float" office:value="1" calcext:value-type="float">
            <text:p>1</text:p>
          </table:table-cell>
          <table:table-cell table:style-name="ce1" table:formula="of:=((0.001/[.A4])*100)+0.5" office:value-type="float" office:value="0.930477830391735" calcext:value-type="float">
            <text:p>0.930</text:p>
          </table:table-cell>
          <table:table-cell table:style-name="ce1" table:formula="of:=((0.01/[.B4])*100)+0.8" office:value-type="float" office:value="1.8" calcext:value-type="float">
            <text:p>1.8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514" calcext:value-type="float">
            <text:p>0.2514</text:p>
          </table:table-cell>
          <table:table-cell office:value-type="float" office:value="1.502" calcext:value-type="float">
            <text:p>1.502</text:p>
          </table:table-cell>
          <table:table-cell table:style-name="ce1" table:formula="of:=((0.001/[.A5])*100)+0.5" office:value-type="float" office:value="0.897772474144789" calcext:value-type="float">
            <text:p>0.898</text:p>
          </table:table-cell>
          <table:table-cell table:style-name="ce1" table:formula="of:=((0.01/[.B5])*100)+0.8" office:value-type="float" office:value="1.46577896138482" calcext:value-type="float">
            <text:p>1.466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652" calcext:value-type="float">
            <text:p>0.2652</text:p>
          </table:table-cell>
          <table:table-cell office:value-type="float" office:value="2" calcext:value-type="float">
            <text:p>2</text:p>
          </table:table-cell>
          <table:table-cell table:style-name="ce1" table:formula="of:=((0.001/[.A6])*100)+0.5" office:value-type="float" office:value="0.877073906485671" calcext:value-type="float">
            <text:p>0.877</text:p>
          </table:table-cell>
          <table:table-cell table:style-name="ce1" table:formula="of:=((0.01/[.B6])*100)+0.8" office:value-type="float" office:value="1.3" calcext:value-type="float">
            <text:p>1.3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751" calcext:value-type="float">
            <text:p>0.2751</text:p>
          </table:table-cell>
          <table:table-cell office:value-type="float" office:value="2.5" calcext:value-type="float">
            <text:p>2.5</text:p>
          </table:table-cell>
          <table:table-cell table:style-name="ce1" table:formula="of:=((0.001/[.A7])*100)+0.5" office:value-type="float" office:value="0.863504180298073" calcext:value-type="float">
            <text:p>0.864</text:p>
          </table:table-cell>
          <table:table-cell table:style-name="ce1" table:formula="of:=((0.01/[.B7])*100)+0.8" office:value-type="float" office:value="1.2" calcext:value-type="float">
            <text:p>1.2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839" calcext:value-type="float">
            <text:p>0.2839</text:p>
          </table:table-cell>
          <table:table-cell office:value-type="float" office:value="3" calcext:value-type="float">
            <text:p>3</text:p>
          </table:table-cell>
          <table:table-cell table:style-name="ce1" table:formula="of:=((0.001/[.A8])*100)+0.5" office:value-type="float" office:value="0.852236703064459" calcext:value-type="float">
            <text:p>0.852</text:p>
          </table:table-cell>
          <table:table-cell table:style-name="ce1" table:formula="of:=((0.01/[.B8])*100)+0.8" office:value-type="float" office:value="1.13333333333333" calcext:value-type="float">
            <text:p>1.133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2986" calcext:value-type="float">
            <text:p>0.2986</text:p>
          </table:table-cell>
          <table:table-cell office:value-type="float" office:value="4" calcext:value-type="float">
            <text:p>4</text:p>
          </table:table-cell>
          <table:table-cell table:style-name="ce1" table:formula="of:=((0.001/[.A9])*100)+0.5" office:value-type="float" office:value="0.834896182183523" calcext:value-type="float">
            <text:p>0.835</text:p>
          </table:table-cell>
          <table:table-cell table:style-name="ce1" table:formula="of:=((0.01/[.B9])*100)+0.8" office:value-type="float" office:value="1.05" calcext:value-type="float">
            <text:p>1.05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086" calcext:value-type="float">
            <text:p>0.3086</text:p>
          </table:table-cell>
          <table:table-cell office:value-type="float" office:value="5" calcext:value-type="float">
            <text:p>5</text:p>
          </table:table-cell>
          <table:table-cell table:style-name="ce1" table:formula="of:=((0.001/[.A10])*100)+0.5" office:value-type="float" office:value="0.824044069993519" calcext:value-type="float">
            <text:p>0.824</text:p>
          </table:table-cell>
          <table:table-cell table:style-name="ce1" table:formula="of:=((0.01/[.B10])*100)+0.8" office:value-type="float" office:value="1" calcext:value-type="float">
            <text:p>1.0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186" calcext:value-type="float">
            <text:p>0.3186</text:p>
          </table:table-cell>
          <table:table-cell office:value-type="float" office:value="6" calcext:value-type="float">
            <text:p>6</text:p>
          </table:table-cell>
          <table:table-cell table:style-name="ce1" table:formula="of:=((0.001/[.A11])*100)+0.5" office:value-type="float" office:value="0.813873195229127" calcext:value-type="float">
            <text:p>0.814</text:p>
          </table:table-cell>
          <table:table-cell table:style-name="ce1" table:formula="of:=((0.01/[.B11])*100)+0.8" office:value-type="float" office:value="0.966666666666667" calcext:value-type="float">
            <text:p>0.967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27" calcext:value-type="float">
            <text:p>0.327</text:p>
          </table:table-cell>
          <table:table-cell office:value-type="float" office:value="7" calcext:value-type="float">
            <text:p>7</text:p>
          </table:table-cell>
          <table:table-cell table:style-name="ce1" table:formula="of:=((0.001/[.A12])*100)+0.5" office:value-type="float" office:value="0.805810397553517" calcext:value-type="float">
            <text:p>0.806</text:p>
          </table:table-cell>
          <table:table-cell table:style-name="ce1" table:formula="of:=((0.01/[.B12])*100)+0.8" office:value-type="float" office:value="0.942857142857143" calcext:value-type="float">
            <text:p>0.943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344" calcext:value-type="float">
            <text:p>0.3344</text:p>
          </table:table-cell>
          <table:table-cell office:value-type="float" office:value="8" calcext:value-type="float">
            <text:p>8</text:p>
          </table:table-cell>
          <table:table-cell table:style-name="ce1" table:formula="of:=((0.001/[.A13])*100)+0.5" office:value-type="float" office:value="0.799043062200957" calcext:value-type="float">
            <text:p>0.799</text:p>
          </table:table-cell>
          <table:table-cell table:style-name="ce1" table:formula="of:=((0.01/[.B13])*100)+0.8" office:value-type="float" office:value="0.925" calcext:value-type="float">
            <text:p>0.925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411" calcext:value-type="float">
            <text:p>0.3411</text:p>
          </table:table-cell>
          <table:table-cell office:value-type="float" office:value="9" calcext:value-type="float">
            <text:p>9</text:p>
          </table:table-cell>
          <table:table-cell table:style-name="ce1" table:formula="of:=((0.001/[.A14])*100)+0.5" office:value-type="float" office:value="0.793169158604515" calcext:value-type="float">
            <text:p>0.793</text:p>
          </table:table-cell>
          <table:table-cell table:style-name="ce1" table:formula="of:=((0.01/[.B14])*100)+0.8" office:value-type="float" office:value="0.911111111111111" calcext:value-type="float">
            <text:p>0.911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471" calcext:value-type="float">
            <text:p>0.3471</text:p>
          </table:table-cell>
          <table:table-cell office:value-type="float" office:value="10" calcext:value-type="float">
            <text:p>10</text:p>
          </table:table-cell>
          <table:table-cell table:style-name="ce1" table:formula="of:=((0.001/[.A15])*100)+0.5" office:value-type="float" office:value="0.788101411696917" calcext:value-type="float">
            <text:p>0.788</text:p>
          </table:table-cell>
          <table:table-cell table:style-name="ce1" table:formula="of:=((0.01/[.B15])*100)+0.8" office:value-type="float" office:value="0.9" calcext:value-type="float">
            <text:p>0.90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526" calcext:value-type="float">
            <text:p>0.3526</text:p>
          </table:table-cell>
          <table:table-cell office:value-type="float" office:value="11" calcext:value-type="float">
            <text:p>11</text:p>
          </table:table-cell>
          <table:table-cell table:style-name="ce1" table:formula="of:=((0.001/[.A16])*100)+0.5" office:value-type="float" office:value="0.783607487237663" calcext:value-type="float">
            <text:p>0.784</text:p>
          </table:table-cell>
          <table:table-cell table:style-name="ce1" table:formula="of:=((0.01/[.B16])*100)+0.8" office:value-type="float" office:value="0.890909090909091" calcext:value-type="float">
            <text:p>0.891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table:style-name="ce1" table:formula="of:=((0.001/[.A17])*100)+0.5" office:value-type="float" office:value="0.779329608938548" calcext:value-type="float">
            <text:p>0.779</text:p>
          </table:table-cell>
          <table:table-cell table:style-name="ce1" table:formula="of:=((0.01/[.B17])*100)+0.8" office:value-type="float" office:value="0.883333333333333" calcext:value-type="float">
            <text:p>0.883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628" calcext:value-type="float">
            <text:p>0.3628</text:p>
          </table:table-cell>
          <table:table-cell office:value-type="float" office:value="13" calcext:value-type="float">
            <text:p>13</text:p>
          </table:table-cell>
          <table:table-cell table:style-name="ce1" table:formula="of:=((0.001/[.A18])*100)+0.5" office:value-type="float" office:value="0.775633958103638" calcext:value-type="float">
            <text:p>0.776</text:p>
          </table:table-cell>
          <table:table-cell table:style-name="ce1" table:formula="of:=((0.01/[.B18])*100)+0.8" office:value-type="float" office:value="0.876923076923077" calcext:value-type="float">
            <text:p>0.877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671" calcext:value-type="float">
            <text:p>0.3671</text:p>
          </table:table-cell>
          <table:table-cell office:value-type="float" office:value="14" calcext:value-type="float">
            <text:p>14</text:p>
          </table:table-cell>
          <table:table-cell table:style-name="ce1" table:formula="of:=((0.001/[.A19])*100)+0.5" office:value-type="float" office:value="0.772405339144647" calcext:value-type="float">
            <text:p>0.772</text:p>
          </table:table-cell>
          <table:table-cell table:style-name="ce1" table:formula="of:=((0.01/[.B19])*100)+0.8" office:value-type="float" office:value="0.871428571428571" calcext:value-type="float">
            <text:p>0.871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713" calcext:value-type="float">
            <text:p>0.3713</text:p>
          </table:table-cell>
          <table:table-cell office:value-type="float" office:value="15" calcext:value-type="float">
            <text:p>15</text:p>
          </table:table-cell>
          <table:table-cell table:style-name="ce1" table:formula="of:=((0.001/[.A20])*100)+0.5" office:value-type="float" office:value="0.769323996768112" calcext:value-type="float">
            <text:p>0.769</text:p>
          </table:table-cell>
          <table:table-cell table:style-name="ce1" table:formula="of:=((0.01/[.B20])*100)+0.8" office:value-type="float" office:value="0.866666666666667" calcext:value-type="float">
            <text:p>0.867</text:p>
          </table:table-cell>
          <table:table-cell table:style-name="ce1" table:number-columns-repeated="5"/>
          <table:table-cell office:value-type="string" calcext:value-type="string">
            <text:p>pro U</text:p>
          </table:table-cell>
          <table:table-cell table:number-columns-repeated="2"/>
        </table:table-row>
        <table:table-row table:style-name="ro2">
          <table:table-cell office:value-type="float" office:value="0.3753" calcext:value-type="float">
            <text:p>0.3753</text:p>
          </table:table-cell>
          <table:table-cell office:value-type="float" office:value="16" calcext:value-type="float">
            <text:p>16</text:p>
          </table:table-cell>
          <table:table-cell table:style-name="ce1" table:formula="of:=((0.001/[.A21])*100)+0.5" office:value-type="float" office:value="0.766453503863576" calcext:value-type="float">
            <text:p>0.766</text:p>
          </table:table-cell>
          <table:table-cell table:style-name="ce1" table:formula="of:=((0.01/[.B21])*100)+0.8" office:value-type="float" office:value="0.8625" calcext:value-type="float">
            <text:p>0.863</text:p>
          </table:table-cell>
          <table:table-cell table:style-name="ce1" table:number-columns-repeated="5"/>
          <table:table-cell office:value-type="string" calcext:value-type="string">
            <text:p>digit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.3791" calcext:value-type="float">
            <text:p>0.3791</text:p>
          </table:table-cell>
          <table:table-cell office:value-type="float" office:value="17" calcext:value-type="float">
            <text:p>17</text:p>
          </table:table-cell>
          <table:table-cell table:style-name="ce1" table:formula="of:=((0.001/[.A22])*100)+0.5" office:value-type="float" office:value="0.763782643102084" calcext:value-type="float">
            <text:p>0.764</text:p>
          </table:table-cell>
          <table:table-cell table:style-name="ce1" table:formula="of:=((0.01/[.B22])*100)+0.8" office:value-type="float" office:value="0.858823529411765" calcext:value-type="float">
            <text:p>0.859</text:p>
          </table:table-cell>
          <table:table-cell table:style-name="ce1" table:number-columns-repeated="5"/>
          <table:table-cell office:value-type="string" calcext:value-type="string">
            <text:p>předpis</text:p>
          </table:table-cell>
          <table:table-cell office:value-type="string" calcext:value-type="string">
            <text:p>pro 2V</text:p>
          </table:table-cell>
          <table:table-cell/>
        </table:table-row>
        <table:table-row table:style-name="ro2">
          <table:table-cell office:value-type="float" office:value="0.3815" calcext:value-type="float">
            <text:p>0.3815</text:p>
          </table:table-cell>
          <table:table-cell office:value-type="float" office:value="18" calcext:value-type="float">
            <text:p>18</text:p>
          </table:table-cell>
          <table:table-cell table:style-name="ce1" table:formula="of:=((0.001/[.A23])*100)+0.5" office:value-type="float" office:value="0.762123197903014" calcext:value-type="float">
            <text:p>0.762</text:p>
          </table:table-cell>
          <table:table-cell table:style-name="ce1" table:formula="of:=((0.01/[.B23])*100)+0.8" office:value-type="float" office:value="0.855555555555556" calcext:value-type="float">
            <text:p>0.856</text:p>
          </table:table-cell>
          <table:table-cell table:style-name="ce1" table:number-columns-repeated="5"/>
          <table:table-cell office:value-type="string" calcext:value-type="string">
            <text:p>pm 0.5 % z MH pm 1 digit</text:p>
          </table:table-cell>
          <table:table-cell table:number-columns-repeated="2"/>
        </table:table-row>
        <table:table-row table:style-name="ro2">
          <table:table-cell office:value-type="float" office:value="0.3857" calcext:value-type="float">
            <text:p>0.3857</text:p>
          </table:table-cell>
          <table:table-cell office:value-type="float" office:value="19" calcext:value-type="float">
            <text:p>19</text:p>
          </table:table-cell>
          <table:table-cell table:style-name="ce1" table:formula="of:=((0.001/[.A24])*100)+0.5" office:value-type="float" office:value="0.759268861809697" calcext:value-type="float">
            <text:p>0.759</text:p>
          </table:table-cell>
          <table:table-cell table:style-name="ce1" table:formula="of:=((0.01/[.B24])*100)+0.8" office:value-type="float" office:value="0.852631578947368" calcext:value-type="float">
            <text:p>0.853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table:style-name="ce1" table:formula="of:=((0.001/[.A25])*100)+0.5" office:value-type="float" office:value="0.75706940874036" calcext:value-type="float">
            <text:p>0.757</text:p>
          </table:table-cell>
          <table:table-cell table:style-name="ce1" table:formula="of:=((0.01/[.B25])*100)+0.8" office:value-type="float" office:value="0.85" calcext:value-type="float">
            <text:p>0.850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9"/>
          <table:table-cell office:value-type="string" calcext:value-type="string">
            <text:p>pro 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igi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ředpis</text:p>
          </table:table-cell>
          <table:table-cell office:value-type="string" calcext:value-type="string">
            <text:p>Pro 20 mA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pm 0.8% z MH pm 1 digit</text:p>
          </table:table-cell>
          <table:table-cell table:number-columns-repeated="2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00:23:34.908552909</meta:creation-date>
    <dc:date>2014-05-05T00:41:58.417295844</dc:date>
    <meta:editing-duration>PT1M42S</meta:editing-duration>
    <meta:editing-cycles>1</meta:editing-cycles>
    <meta:document-statistic meta:table-count="1" meta:cell-count="114" meta:object-count="0"/>
    <meta:generator>LibreOffice/4.1.5.3$Linux_X86_64 LibreOffice_project/410m0$Build-3</meta:generator>
  </office:meta>
</office:document-meta>
</file>